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1845" officeooo:paragraph-rsid="00201845"/>
    </style:style>
    <style:style style:name="P2" style:family="paragraph" style:parent-style-name="Standard">
      <style:text-properties officeooo:paragraph-rsid="00201845"/>
    </style:style>
    <style:style style:name="P3" style:family="paragraph" style:parent-style-name="Standard">
      <style:text-properties fo:font-weight="bold" officeooo:rsid="00201bf9" officeooo:paragraph-rsid="00201bf9" style:font-weight-asian="bold" style:font-weight-complex="bold"/>
    </style:style>
    <style:style style:name="P4" style:family="paragraph" style:parent-style-name="Standard">
      <style:text-properties fo:font-weight="normal" officeooo:rsid="00201bf9" officeooo:paragraph-rsid="00201bf9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201bf9" officeooo:paragraph-rsid="00201bf9" style:font-weight-asian="bold" style:font-weight-complex="bold"/>
    </style:style>
    <style:style style:name="P7" style:family="paragraph" style:parent-style-name="Standard">
      <style:text-properties fo:font-weight="bold" officeooo:rsid="002034b0" officeooo:paragraph-rsid="002034b0" style:font-weight-asian="bold" style:font-weight-complex="bold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text-properties fo:font-weight="normal" officeooo:rsid="00230631" officeooo:paragraph-rsid="00230631" style:font-weight-asian="normal" style:font-weight-complex="normal"/>
    </style:style>
    <style:style style:name="T1" style:family="text">
      <style:text-properties officeooo:rsid="0020184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int </text:p>
      <text:p text:style-name="P1">sprint refers to a timeboxed period (usually 1-4 weeks) during which a team works on a set of tasks or user stories. </text:p>
      <text:p text:style-name="P1">-&gt;Sprints are part of the Agile development methodology, particularly Scrum. The goal of a sprint is to deliver a working product increment at the end of the sprint.</text:p>
      <text:p text:style-name="P1"/>
      <text:p text:style-name="P1">Agile</text:p>
      <text:p text:style-name="P2"><text:span text:style-name="T1">-&gt;</text:span>adapt to changing market conditions.</text:p>
      <text:p text:style-name="P2"/>
      <text:p text:style-name="P1">Srcum</text:p>
      <text:p text:style-name="P1">-&gt;it is agile framework</text:p>
      <text:p text:style-name="P1"/>
      <text:p text:style-name="P1"/>
      <text:p text:style-name="P3">git token:</text:p>
      <text:p text:style-name="P4">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</text:p>
      <text:p text:style-name="P4"/>
      <text:p text:style-name="P3"/>
      <text:p text:style-name="P7">new</text:p>
      <text:p text:style-name="P8">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</text:p>
      <text:p text:style-name="P5"/>
      <text:p text:style-name="Standard"/>
      <text:p text:style-name="P9">Variable: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5T10:09:52.761938874</meta:creation-date>
    <meta:generator>LibreOffice/6.4.7.2$Linux_X86_64 LibreOffice_project/40$Build-2</meta:generator>
    <dc:date>2023-07-06T18:05:02.948398705</dc:date>
    <meta:editing-duration>PT5H21M54S</meta:editing-duration>
    <meta:editing-cycles>3</meta:editing-cycles>
    <meta:document-statistic meta:table-count="0" meta:image-count="0" meta:object-count="0" meta:page-count="1" meta:paragraph-count="12" meta:word-count="68" meta:character-count="568" meta:non-whitespace-character-count="510"/>
  </office:meta>
</office:document-meta>
</file>